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list-style-name=""/>
    <style:style style:name="P3" style:family="paragraph" style:parent-style-name="Text_20_body">
      <style:text-properties officeooo:paragraph-rsid="00038e48"/>
    </style:style>
    <style:style style:name="P4" style:family="paragraph" style:parent-style-name="Text_20_body">
      <style:text-properties officeooo:paragraph-rsid="00077dad"/>
    </style:style>
    <style:style style:name="P5" style:family="paragraph" style:parent-style-name="Text_20_body">
      <style:text-properties officeooo:paragraph-rsid="0008989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style:font-name="Times New Roman"/>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h text:style-name="P2" text:outline-level="1"><text:bookmark text:name="orga680c24"/><text:bookmark-start text:name="OrgXref.orga680c24"/><text:span text:style-name="T4">Album press release</text:span> <text:bookmark-end text:name="OrgXref.orga680c24"/></text:h>
      <text:p text:style-name="Text_20_body">It took about 100 years for Einsteins prediction to become true, but in 2015 gravitational waves were detected for the first time by the <text:a xlink:type="simple" xlink:href="https://advancedligo.mit.edu/" text:style-name="Internet_20_link" text:visited-style-name="Visited_20_Internet_20_Link">Advanced LIGO</text:a> instrument. These waves coming from the depths of space, carry energy and information about the history of the universe. They squeeze and stretch the fabric of space-time even after billions of years of travelling. </text:p>
      <text:p text:style-name="Text_20_body">On this album, sonifications of gravitational waves are transformed into musique concréte-inspired pieces. The tracks help us to travel through space and time with rhythmic patterns, mysterious sound textures and experimental structures. <text:span text:style-name="Emphasis"><text:span text:style-name="Bold"><text:span text:style-name="T3">Ji kū kan</text:span></text:span></text:span>, the japanese expression for space-time, explores space and time in a minimal yet sometimes dreamy as well as danceble way. A live-coded experimental journey. </text:p>
      <text:p text:style-name="P3">This release is an album with tracks composed solely from data of the first gravitational wave detections between 2015 and 2017. The raw sounds have been re-arranged, modified, and formed by live coding approaches, hence by programming software on the fly which is compiled into music. All tracks were written and recorded in a live session by the artist harte echtzeit. </text:p>
      <text:p text:style-name="P3"/>
      <text:p text:style-name="P3"><text:bookmark text:name="orgde7125e"/><text:bookmark-start text:name="OrgXref.orgde7125e"/><text:span text:style-name="T1">artist info</text:span> <text:bookmark-end text:name="OrgXref.orgde7125e"/></text:p>
      <text:p text:style-name="P3">Harte echtzeit is a musical project of scientist Christopher Taudt, that is primarily focussed on minimal compositions and the musical texture that evolves from scientific data. While conventional sounds and field recordings already convey meaning and associations, scientific data does not. Harte echtzeit is interested in these seamingly abstract sound objects. He tries to capture their inherent rhythm and structure while also imprinting some of his emotions on them. Harte echtzeit is equally inspired by well-known avantgarde artists such as Gutdrun Gut, Delia Derbyshire, Frank Bretschneider and Bernard Parmegiani as well as by contemporary artists from the live-coding movement. He is frequently playing live in algoraves, performances and festivals. Together with friends he is also the co-organizer and co-founder <text:a xlink:type="simple" xlink:href="https://futur-aaa.com/" text:style-name="Internet_20_link" text:visited-style-name="Visited_20_Internet_20_Link">futur AAA festival</text:a>. </text:p>
      <text:p text:style-name="Text_20_body"><text:span text:style-name="T2">contact info:</text:span> </text:p>
      <text:p text:style-name="P3">mail: info@harte-echtzeit.com </text:p>
      <text:p text:style-name="P3">insta: <text:a xlink:type="simple" xlink:href="https://www.instagram.com/harte_echtzeit/" text:style-name="Internet_20_link" text:visited-style-name="Visited_20_Internet_20_Link">https://www.instagram.com/harte_echtzeit/</text:a> </text:p>
      <text:p text:style-name="P3">mastodon: <text:a xlink:type="simple" xlink:href="https://sonomu.club/@harte_echtzeit" text:style-name="Internet_20_link" text:visited-style-name="Visited_20_Internet_20_Link">https://sonomu.club/@harte_echtzeit</text:a> </text:p>
      <text:p text:style-name="P3">web: <text:a xlink:type="simple" xlink:href="https://harte-echtzeit.com/" text:style-name="Internet_20_link" text:visited-style-name="Visited_20_Internet_20_Link">https://harte-echtzeit.com/</text:a> </text:p>
      <text:p text:style-name="P3"/>
      <text:p text:style-name="P3"><text:bookmark text:name="org1b6d9b6"/><text:bookmark-start text:name="OrgXref.org1b6d9b6"/><text:span text:style-name="T1">technical information</text:span> <text:bookmark-end text:name="OrgXref.org1b6d9b6"/></text:p>
      <text:p text:style-name="P3"><text:span text:style-name="T2">artist:</text:span> harte echtzeit </text:p>
      <text:p text:style-name="P3"><text:span text:style-name="T2">album title:</text:span> ji kū kan </text:p>
      <text:p text:style-name="P3"><text:span text:style-name="T2">song titles:</text:span> </text:p>
      <text:p text:style-name="P3"><text:tab/>01 fabric (08:15) </text:p>
      <text:p text:style-name="P3"><text:tab/>02 tide (06:47) </text:p>
      <text:p text:style-name="P3"><text:tab/>03 duality (06:37) </text:p>
      <text:p text:style-name="P3"><text:tab/>04 superposition (08:58) </text:p>
      <text:p text:style-name="P4"><text:span text:style-name="T2">year:</text:span> 2024 </text:p>
      <text:p text:style-name="P4"><text:soft-page-break/><text:span text:style-name="T2">genres:</text:span> musique concrète, minimal (techno), algorave, glitch, electronica, experimental electronics </text:p>
      <text:p text:style-name="P3"><text:span text:style-name="T2">label:</text:span> Call It Anything Records, Barcelona, Spain (<text:a xlink:type="simple" xlink:href="https://callitanythingrecords.bandcamp.com/" text:style-name="Internet_20_link" text:visited-style-name="Visited_20_Internet_20_Link">https://callitanythingrecords.bandcamp.com/</text:a>) </text:p>
      <text:p text:style-name="Text_20_body"><text:span text:style-name="T2">formats:</text:span> digital download, limited hand-crafted cassette edition of 42. </text:p>
      <text:p text:style-name="Text_20_body"/>
      <text:p text:style-name="Text_20_body">Performed with tidal cycles and samples of gravitational wave detections. These samples are modified versions of the data published by `R. Abbott et al. (LIGO Scientific Collaboration and Virgo Collaboration), "Open data from the first and second observing runs of Advanced LIGO and Advanced Virgo", SoftwareX 13 (2021) 100658.` which was originally licensed under a Creative Commons Attribution 4.0 International License (CC-BY). </text:p>
      <text:p text:style-name="P5">Mastered by Pablo Miranda at La Isla Estudio, Barcelona. </text:p>
      <text:p text:style-name="P5">Graphic design by harte echtzeit. </text:p>
      <text:p text:style-name="P5">Liner notes by Sara Thiel. </text:p>
      <text:p text:style-name="Text_20_body">This work is licensed under a Creative Commons Attribution 4.0 International License (CC-B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draw:fill="none"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2</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s</meta:initial-creator>
    <meta:generator>LibreOffice/24.2.5.2$Linux_X86_64 LibreOffice_project/420$Build-2</meta:generator>
    <meta:keyword/>
    <dc:subject/>
    <dc:title/>
    <dc:date>2024-08-13T20:06:25.246385343</dc:date>
    <meta:editing-duration>PT4M52S</meta:editing-duration>
    <meta:editing-cycles>6</meta:editing-cycles>
    <meta:document-statistic meta:table-count="0" meta:image-count="0" meta:object-count="0" meta:page-count="2" meta:paragraph-count="32" meta:word-count="468" meta:character-count="3282" meta:non-whitespace-character-count="2814"/>
  </office:meta>
</office:document-meta>
</file>